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r7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標題 1" presentation:style-name="pr1" draw:text-style-name="P2" draw:layer="layout" svg:width="17.401cm" svg:height="2.999cm" svg:x="3.299cm" svg:y="10.725cm" presentation:class="title" presentation:user-transformed="true">
          <draw:text-box>
            <text:p text:style-name="P1"><text:span text:style-name="T1">Object Oriented Programming</text:span></text:p>
          </draw:text-box>
        </draw:frame>
        <draw:frame draw:name="副標題 2" presentation:style-name="pr2" draw:text-style-name="P2" draw:layer="layout" svg:width="19.049cm" svg:height="1.481cm" svg:x="3.387cm" svg:y="14.235cm" presentation:class="subtitle" presentation:user-transformed="true">
          <draw:text-box>
            <text:p text:style-name="P1"><text:span text:style-name="T1">物件導向是程式設計的主流思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的秘密武器" draw:style-name="dp1" draw:master-page-name="預設_20_1" presentation:presentation-page-layout-name="AL2T11">
        <draw:frame draw:name="標題 1" presentation:style-name="pr4" draw:text-style-name="P3" draw:layer="layout" svg:width="22.859cm" svg:height="2.751cm" svg:x="1.27cm" svg:y="0.423cm" presentation:class="title" presentation:user-transformed="true">
          <draw:text-box>
            <text:p text:style-name="P1"><text:span text:style-name="T1">物件導向程式設計</text:span></text:p>
          </draw:text-box>
        </draw:frame>
        <draw:frame draw:name="內容版面配置區 2" presentation:style-name="pr5" draw:text-style-name="P2" draw:layer="layout" svg:width="22.859cm" svg:height="13.715cm" svg:x="1.27cm" svg:y="3.174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基本觀念</text:span></text:p>
                <text:list>
                  <text:list-item>
                    <text:p text:style-name="P5"><text:span text:style-name="T2">電腦要解決現實問題，而現實世界充滿了物件</text:span><text:span text:style-name="T2">:</text:span></text:p>
                    <text:list>
                      <text:list-item>
                        <text:p text:style-name="P5"><text:span text:style-name="T2">手機，書本，機車，</text:span><text:span text:style-name="T2">...</text:span><text:span text:style-name="T2">甚至小狗，人</text:span></text:p>
                      </text:list-item>
                    </text:list>
                  </text:list-item>
                  <text:list-item>
                    <text:p text:style-name="P5"><text:span text:style-name="T2">每種物件都有對應的操作方法</text:span><text:span text:style-name="T2">:</text:span></text:p>
                    <text:list>
                      <text:list-item>
                        <text:p text:style-name="P5"><text:span text:style-name="T2">手機可以通訊，機車可以通勤，</text:span><text:span text:style-name="T2">....</text:span></text:p>
                      </text:list-item>
                    </text:list>
                  </text:list-item>
                  <text:list-item>
                    <text:p text:style-name="P5"><text:span text:style-name="T2">大部分的物件皆由某些較基本的物件組成</text:span><text:span text:style-name="T2">:</text:span></text:p>
                    <text:list>
                      <text:list-item>
                        <text:p text:style-name="P5"><text:span text:style-name="T2">手機內含—晶片，面板，外殼，</text:span><text:span text:style-name="T2">...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11">
        <draw:frame draw:name="標題 1" presentation:style-name="pr4" draw:text-style-name="P3" draw:layer="layout" svg:width="22.859cm" svg:height="2.751cm" svg:x="1.27cm" svg:y="0.423cm" presentation:class="title" presentation:user-transformed="true">
          <draw:text-box>
            <text:p text:style-name="P1"><text:span text:style-name="T1">物件導向程式設計</text:span></text:p>
          </draw:text-box>
        </draw:frame>
        <draw:frame draw:name="內容版面配置區 2" presentation:style-name="pr5" draw:text-style-name="P2" draw:layer="layout" svg:width="22.859cm" svg:height="13.715cm" svg:x="1.27cm" svg:y="3.174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基本觀念</text:span></text:p>
                <text:list>
                  <text:list-item>
                    <text:p text:style-name="P5"><text:span text:style-name="T2">整數，浮點數，布林，是 </text:span><text:span text:style-name="T2">python </text:span><text:span text:style-name="T2">的基本物件</text:span><text:span text:style-name="T2"><text:line-break/></text:span><text:span text:style-name="T2">(atomic objects)</text:span><text:span text:style-name="T2">。</text:span></text:p>
                  </text:list-item>
                  <text:list-item>
                    <text:p text:style-name="P5"><text:span text:style-name="T2">字串，</text:span><text:span text:style-name="T2">tuple</text:span><text:span text:style-name="T2">，</text:span><text:span text:style-name="T2">list</text:span><text:span text:style-name="T2">，是 </text:span><text:span text:style-name="T2">python </text:span><text:span text:style-name="T2">的複合物件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何謂iterator?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為什麼需要新的物件</text:span><text:span text:style-name="T1">?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任何程式語言，都無法滿足複雜世界的全部需求。</text:span></text:p>
              </text:list-item>
              <text:list-item>
                <text:p text:style-name="P4"><text:span text:style-name="T2"><text:s/></text:span><text:span text:style-name="T2">理想的做法是，語言本身提供創造新物件的機制。</text:span><text:span text:style-name="T2"><text:line-break/></text:span><text:span text:style-name="T2"> </text:span><text:span text:style-name="T2">(python </text:span><text:span text:style-name="T2">便是</text:span><text:span text:style-name="T2">)</text:span></text:p>
              </text:list-item>
              <text:list-item>
                <text:p text:style-name="P4"><text:span text:style-name="T2"><text:s/></text:span><text:span text:style-name="T2">物件皆由兩樣元素組成</text:span><text:span text:style-name="T2">:</text:span></text:p>
                <text:list>
                  <text:list-item>
                    <text:list>
                      <text:list-item>
                        <text:p text:style-name="P5"><text:span text:style-name="T2">物件的屬性</text:span><text:span text:style-name="T2">(attribute)</text:span></text:p>
                      </text:list-item>
                      <text:list-item>
                        <text:p text:style-name="P5"><text:span text:style-name="T2">物件的方法</text:span><text:span text:style-name="T2">(metho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何謂iterator?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物件的屬性</text:span></text:p>
          </draw:text-box>
        </draw:frame>
        <draw:frame draw:name="內容版面配置區 2" presentation:style-name="pr7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意指物件的特徵，也就是物件的相關資料。</text:span></text:p>
                <text:list>
                  <text:list-item>
                    <text:p text:style-name="P5"><text:span text:style-name="T2">如一間房子的坪數，建材結構，挑高等</text:span></text:p>
                  </text:list-item>
                  <text:list-item>
                    <text:p text:style-name="P5"><text:span text:style-name="T2">如長方形的長與寬</text:span></text:p>
                  </text:list-item>
                  <text:list-item>
                    <text:p text:style-name="P5"><text:span text:style-name="T2">如圓形的半徑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 指令的玄機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物件的方法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也就是物件的行為，或是物件與外界互動的方式。</text:span></text:p>
                <text:list>
                  <text:list-item>
                    <text:p text:style-name="P5"><text:span text:style-name="T2">如圓形物件，應該有方法可以取得其面積與周長</text:span></text:p>
                  </text:list-item>
                  <text:list-item>
                    <text:p text:style-name="P5"><text:span text:style-name="T2">如書本物件，可以得知其作者，可以擷取部分</text:span><text:span text:style-name="T2"><text:line-break/></text:span><text:span text:style-name="T2">內容。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物件的方法是針對某種物件所設計，不可以</text:span><text:span text:style-name="T2"><text:line-break/></text:span><text:span text:style-name="T2"> <text:s/>張冠李戴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next 函數的任務" draw:style-name="dp1" draw:master-page-name="預設_20_1" presentation:presentation-page-layout-name="AL2T11">
        <draw:frame draw:name="標題 1" presentation:style-name="pr4" draw:text-style-name="P3" draw:layer="layout" svg:width="22.859cm" svg:height="2.751cm" svg:x="1.27cm" svg:y="0.423cm" presentation:class="title" presentation:user-transformed="true">
          <draw:text-box>
            <text:p text:style-name="P1"><text:span text:style-name="T1">設計自己的類別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類別是指同質物件的集合體。</text:span></text:p>
                <text:list>
                  <text:list-item>
                    <text:p text:style-name="P5"><text:span text:style-name="T2">椅子是類別</text:span><text:span text:style-name="T2">(</text:span><text:span text:style-name="T2">集合名詞</text:span><text:span text:style-name="T2">)</text:span></text:p>
                  </text:list-item>
                  <text:list-item>
                    <text:p text:style-name="P5"><text:span text:style-name="T2">我昨天坐的那張椅子則是一個物件。</text:span></text:p>
                  </text:list-item>
                </text:list>
              </text:list-item>
              <text:list-item>
                <text:p text:style-name="P5"><text:span text:style-name="T2">是故，物件是由類別所產生</text:span><text:span text:style-name="T2">:</text:span></text:p>
                <text:list>
                  <text:list-item>
                    <text:p text:style-name="P5"><text:span text:style-name="T2">int, list, tuple </text:span><text:span text:style-name="T2">等，都是類別</text:span></text:p>
                    <text:p text:style-name="P5"><text:span text:style-name="T2">x = list(a) <text:s text:c="3"/># x </text:span><text:span text:style-name="T2">是由類別</text:span><text:span text:style-name="T2">list </text:span><text:span text:style-name="T2">產生的一物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3" draw:layer="layout" svg:width="22.859cm" svg:height="2.751cm" svg:x="1.27cm" svg:y="0.423cm" presentation:class="title" presentation:user-transformed="true">
          <draw:text-box>
            <text:p text:style-name="P1"><text:span text:style-name="T1">設計自己的類別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我們在類別中定義了屬性與方法。據此產生的物件，</text:span><text:span text:style-name="T2"><text:line-break/></text:span><text:span text:style-name="T2">屬性值可以不同，方法則都一樣。</text:span></text:p>
                <text:list>
                  <text:list-item>
                    <text:p text:style-name="P5"><text:span text:style-name="T2">x = list(a)</text:span><text:span text:style-name="T2"><text:line-break/></text:span><text:span text:style-name="T2">y = list(b)</text:span><text:span text:style-name="T2"><text:line-break/></text:span><text:span text:style-name="T2">x.append(3)</text:span><text:span text:style-name="T2"><text:line-break/></text:span><text:span text:style-name="T2">y.append(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 presentation:presentation-page-layout-name="AL2T11">
        <draw:frame draw:name="標題 1" presentation:style-name="pr4" draw:text-style-name="P3" draw:layer="layout" svg:width="22.859cm" svg:height="2.751cm" svg:x="1.27cm" svg:y="0.423cm" presentation:class="title" presentation:user-transformed="true">
          <draw:text-box>
            <text:p text:style-name="P1"><text:span text:style-name="T1">設計自己的類別</text:span><text:span text:style-name="T1">: class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class Circle: #</text:span><text:span text:style-name="T2">定義一個類別，叫 </text:span><text:span text:style-name="T2">Circle</text:span><text:span text:style-name="T2"><text:line-break/></text:span><text:span text:style-name="T2"> <text:s text:c="6"/></text:span><text:span text:style-name="T2">內縮程式碼</text:span><text:span text:style-name="T2"><text:line-break/></text:span><text:span text:style-name="T2"> <text:s text:c="8"/>包括屬性與方法</text:span></text:p>
              </text:list-item>
              <text:list-item>
                <text:p text:style-name="P4"><text:span text:style-name="T2"><text:s/></text:span><text:span text:style-name="T2">類別名稱習慣以大寫開頭。</text:span></text:p>
              </text:list-item>
              <text:list-item>
                <text:p text:style-name="P4"><text:span text:style-name="T2"><text:s/></text:span><text:span text:style-name="T2">定義類別的屬性</text:span><text:span text:style-name="T2">:</text:span></text:p>
                <text:list>
                  <text:list-item>
                    <text:p text:style-name="P5"><text:span text:style-name="T2">以 </text:span><text:span text:style-name="T2">__init__(self) </text:span><text:span text:style-name="T2">初始化物件</text:span><text:span text:style-name="T2">#</text:span><text:span text:style-name="T2">兩端均為雙底線</text:span></text:p>
                  </text:list-item>
                  <text:list-item>
                    <text:p text:style-name="P5"><text:span text:style-name="T2">此方法稱為建構式。當你建立一新物件時，</text:span><text:span text:style-name="T2"><text:line-break/></text:span><text:span text:style-name="T2">python </text:span><text:span text:style-name="T2">會自動執行此方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創造我們自己的 iterators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定義類別的屬性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def __init__(self):</text:span><text:span text:style-name="T2"><text:line-break/></text:span><text:span text:style-name="T2"> <text:s text:c="4"/>self.radius = 0</text:span><text:span text:style-name="T2"><text:line-break/></text:span><text:span text:style-name="T2"> <text:s text:c="4"/>return</text:span></text:p>
              </text:list-item>
              <text:list-item>
                <text:p text:style-name="P4"><text:span text:style-name="T2"><text:s/></text:span><text:span text:style-name="T2">self </text:span><text:span text:style-name="T2">是必要參數，它代表要被初始化的物件</text:span><text:span text:style-name="T2">:</text:span><text:span text:style-name="T2"><text:line-break/></text:span><text:span text:style-name="T2"> <text:s text:c="6"/>c1 = Circle() <text:s/># c1 </text:span><text:span text:style-name="T2">就是那個 </text:span><text:span text:style-name="T2">self</text:span></text:p>
              </text:list-item>
              <text:list-item>
                <text:p text:style-name="P4"><text:span text:style-name="T2"><text:s/></text:span><text:span text:style-name="T2">所有新建的圓形物件，其半徑都是</text:span><text:span text:style-name="T2">0</text:span><text:span text:style-name="T2">。</text:span><text:span text:style-name="T2"><text:line-break/></text:span><text:span text:style-name="T2"> </text:span><text:span text:style-name="T2">(</text:span><text:span text:style-name="T2">因為都執行同一個 </text:span><text:span text:style-name="T2">__init__(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定義類別的其他方法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若想改變圓形物件的半徑</text:span><text:span text:style-name="T2">?</text:span><text:span text:style-name="T2"><text:line-break/></text:span><text:span text:style-name="T2"> </text:span><text:span text:style-name="T2">若想求得圓形物件的面積</text:span><text:span text:style-name="T2">?</text:span></text:p>
              </text:list-item>
              <text:list-item>
                <text:p text:style-name="P4"><text:span text:style-name="T2"><text:s/></text:span><text:span text:style-name="T2">種種與圓形物件的互動，都需要靠定義類別的方法</text:span><text:span text:style-name="T2"><text:line-break/></text:span><text:span text:style-name="T2"> 來實現</text:span></text:p>
                <text:list>
                  <text:list-item>
                    <text:p text:style-name="P5"><text:span text:style-name="T2">Def changeR(self,r):</text:span><text:span text:style-name="T2"><text:line-break/></text:span><text:span text:style-name="T2"> <text:s text:c="3"/>self.radius = r</text:span><text:span text:style-name="T2"><text:line-break/></text:span><text:span text:style-name="T2"> <text:s text:c="3"/>return</text:span></text:p>
                  </text:list-item>
                  <text:list-item>
                    <text:p text:style-name="P5"><text:span text:style-name="T2">Def area(self):</text:span><text:span text:style-name="T2"><text:line-break/></text:span><text:span text:style-name="T2"> <text:s text:c="3"/>return radius ** 2 * 3.14159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觀念驗證 </text:span><text:span text:style-name="T2">31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何謂 generator?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用類別產生新物件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c1 = Circle()</text:span><text:span text:style-name="T2"><text:line-break/></text:span><text:span text:style-name="T2"> c2 = Circle()</text:span><text:span text:style-name="T2"><text:line-break/></text:span><text:span text:style-name="T2"> c1.changeR(4) <text:s/>#</text:span><text:span text:style-name="T2">只需一個參數，</text:span><text:span text:style-name="T2">c1 </text:span><text:span text:style-name="T2">就是</text:span><text:span text:style-name="T2">self</text:span><text:span text:style-name="T2"><text:line-break/></text:span><text:span text:style-name="T2"> c2.changeR(7)</text:span><text:span text:style-name="T2"><text:line-break/></text:span><text:span text:style-name="T2"> print(c2.area()) # </text:span><text:span text:style-name="T2">不用給參數，</text:span><text:span text:style-name="T2">c2 </text:span><text:span text:style-name="T2">就是 </text:span><text:span text:style-name="T2">self</text:span></text:p>
              </text:list-item>
              <text:list-item>
                <text:p text:style-name="P4"><text:span text:style-name="T2"><text:s/></text:span><text:span text:style-name="T2">觀念驗證 </text:span><text:span text:style-name="T2">31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最簡單的 generator" draw:style-name="dp1" draw:master-page-name="預設_20_1" presentation:presentation-page-layout-name="AL2T11">
        <draw:frame draw:name="Title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需要傳入初始值的類別</text:span></text:p>
          </draw:text-box>
        </draw:frame>
        <draw:frame draw:name="Content Placeholder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建立圓形物件時，可否指定其半徑</text:span><text:span text:style-name="T2">? </text:span><text:span text:style-name="T2">一定要是</text:span><text:span text:style-name="T2">0?</text:span></text:p>
              </text:list-item>
              <text:list-item>
                <text:p text:style-name="P4"><text:span text:style-name="T2"><text:s/></text:span><text:span text:style-name="T2">我們可以在建構式中指定初始化的參數</text:span><text:span text:style-name="T2">:</text:span><text:span text:style-name="T2"><text:line-break/></text:span><text:span text:style-name="T2"> <text:s/>class Rectangle:</text:span><text:span text:style-name="T2"><text:line-break/></text:span><text:span text:style-name="T2"> <text:s text:c="5"/>def __init__(self,h,w):</text:span><text:span text:style-name="T2"><text:line-break/></text:span><text:span text:style-name="T2"> <text:s text:c="9"/>self.height = h</text:span><text:span text:style-name="T2"><text:line-break/></text:span><text:span text:style-name="T2"> <text:s text:c="9"/>self.width = w</text:span><text:span text:style-name="T2"><text:line-break/></text:span><text:span text:style-name="T2"> <text:s text:c="9"/>return</text:span><text:span text:style-name="T2"><text:line-break/></text:span><text:span text:style-name="T2"> <text:s text:c="5"/>.........</text:span></text:p>
              </text:list-item>
              <text:list-item>
                <text:p text:style-name="P4"><text:span text:style-name="T2"><text:s text:c="2"/></text:span><text:span text:style-name="T2">R1 = Rectangle(4,7)</text:span></text:p>
              </text:list-item>
              <text:list-item>
                <text:p text:style-name="P4"><text:span text:style-name="T2"><text:s text:c="2"/></text:span><text:span text:style-name="T2">觀念驗證 </text:span><text:span text:style-name="T2">31.5</text:span></text:p>
              </text:list-item>
              <text:list-item>
                <text:p text:style-name="P4"><text:span text:style-name="T2"><text:s/></text:span><text:span text:style-name="T2">練習</text:span><text:span text:style-name="T2">: </text:span><text:span text:style-name="T2">將圓形類別改為需要傳入半徑做為參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or example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定義類別可以簡化程式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類別將物件的屬性與方法封裝在一起。</text:span></text:p>
              </text:list-item>
              <text:list-item>
                <text:p text:style-name="P4"><text:span text:style-name="T2"><text:s/></text:span><text:span text:style-name="T2">如此，降低了程式的複雜度</text:span><text:span text:style-name="T2">-- </text:span><text:span text:style-name="T2">使用起來比較簡潔</text:span><text:span text:style-name="T2"><text:line-break/></text:span><text:span text:style-name="T2"> ，又可重複使用。</text:span></text:p>
              </text:list-item>
              <text:list-item>
                <text:p text:style-name="P4"><text:span text:style-name="T2"><text:s/></text:span><text:span text:style-name="T2">實例</text:span><text:span text:style-name="T2">: </text:span><text:span text:style-name="T2">定義一個堆疊類別</text:span></text:p>
                <text:list>
                  <text:list-item>
                    <text:p text:style-name="P5"><text:span text:style-name="T2">堆疊是一種先進後出的資料結構</text:span></text:p>
                  </text:list-item>
                  <text:list-item>
                    <text:p text:style-name="P5"><text:span text:style-name="T2">程式 </text:span><text:span text:style-name="T2">32.1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觀念驗證 </text:span><text:span text:style-name="T2">3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or example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使用 </text:span><text:span text:style-name="T1">Stack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程式 </text:span><text:span text:style-name="T2">32.2</text:span></text:p>
              </text:list-item>
              <text:list-item>
                <text:p text:style-name="P4"><text:span text:style-name="T2"><text:s/></text:span><text:span text:style-name="T2">程式 </text:span><text:span text:style-name="T2">32.3</text:span></text:p>
              </text:list-item>
              <text:list-item>
                <text:p text:style-name="P4"><text:span text:style-name="T2"><text:s/></text:span><text:span text:style-name="T2">程式 </text:span><text:span text:style-name="T2">32.4</text:span></text:p>
              </text:list-item>
              <text:list-item>
                <text:p text:style-name="P4"><text:span text:style-name="T2"><text:s/></text:span><text:span text:style-name="T2">觀念驗證 </text:span><text:span text:style-name="T2">32.2</text:span></text:p>
              </text:list-item>
              <text:list-item>
                <text:p text:style-name="P4"><text:span text:style-name="T2"><text:s/></text:span><text:span text:style-name="T2">練習</text:span><text:span text:style-name="T2">: p32-12 Q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使用 </text:span><text:span text:style-name="T1">Stack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程式 </text:span><text:span text:style-name="T2">32.2</text:span></text:p>
              </text:list-item>
              <text:list-item>
                <text:p text:style-name="P4"><text:span text:style-name="T2"><text:s/></text:span><text:span text:style-name="T2">程式 </text:span><text:span text:style-name="T2">32.3</text:span></text:p>
              </text:list-item>
              <text:list-item>
                <text:p text:style-name="P4"><text:span text:style-name="T2"><text:s/></text:span><text:span text:style-name="T2">程式 </text:span><text:span text:style-name="T2">32.4</text:span></text:p>
              </text:list-item>
              <text:list-item>
                <text:p text:style-name="P4"><text:span text:style-name="T2"><text:s/></text:span><text:span text:style-name="T2">觀念驗證 </text:span><text:span text:style-name="T2">32.2</text:span></text:p>
              </text:list-item>
              <text:list-item>
                <text:p text:style-name="P4"><text:span text:style-name="T2"><text:s/></text:span><text:span text:style-name="T2">練習</text:span><text:span text:style-name="T2">: p32-12 Q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樸克牌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遊戲規則</text:span><text:span text:style-name="T2">:</text:span></text:p>
                <text:list>
                  <text:list-item>
                    <text:p text:style-name="P5"><text:span text:style-name="T2">兩個玩家，各從牌墩中取一張牌，比較大小</text:span></text:p>
                  </text:list-item>
                  <text:list-item>
                    <text:p text:style-name="P5"><text:span text:style-name="T2">贏家把牌交給輸家</text:span></text:p>
                  </text:list-item>
                  <text:list-item>
                    <text:p text:style-name="P5"><text:span text:style-name="T2">以此循環，直到沒牌</text:span></text:p>
                  </text:list-item>
                  <text:list-item>
                    <text:p text:style-name="P5"><text:span text:style-name="T2">手上牌少者獲勝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此遊戲有兩個主角</text:span><text:span text:style-name="T2">:</text:span></text:p>
                <text:list>
                  <text:list-item>
                    <text:p text:style-name="P5"><text:span text:style-name="T2">玩家</text:span><text:span text:style-name="T2">(</text:span><text:span text:style-name="T2">兩個</text:span><text:span text:style-name="T2">)</text:span></text:p>
                  </text:list-item>
                  <text:list-item>
                    <text:p text:style-name="P5"><text:span text:style-name="T2">樸克牌</text:span><text:span text:style-name="T2">(</text:span><text:span text:style-name="T2">一副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樸克牌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玩家的屬性</text:span></text:p>
                <text:list>
                  <text:list-item>
                    <text:p text:style-name="P5"><text:span text:style-name="T2">姓名</text:span><text:span text:style-name="T2">(</text:span><text:span text:style-name="T2">用於分辨玩家</text:span><text:span text:style-name="T2">)</text:span></text:p>
                  </text:list-item>
                  <text:list-item>
                    <text:p text:style-name="P5"><text:span text:style-name="T2">手上的牌 </text:span><text:span text:style-name="T2">(</text:span><text:span text:style-name="T2">用於決定勝負</text:span><text:span text:style-name="T2">)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樸克牌的屬性</text:span></text:p>
                <text:list>
                  <text:list-item>
                    <text:p text:style-name="P5"><text:span text:style-name="T2">52</text:span><text:span text:style-name="T2">張牌</text:span><text:span text:style-name="T2">:</text:span><text:span text:style-name="T2"><text:line-break/></text:span><text:span text:style-name="T2">黑桃</text:span><text:span text:style-name="T2">13</text:span><text:span text:style-name="T2">張 </text:span><text:span text:style-name="T2">Spade</text:span><text:span text:style-name="T2"><text:line-break/></text:span><text:span text:style-name="T2">紅心</text:span><text:span text:style-name="T2">13</text:span><text:span text:style-name="T2">張 </text:span><text:span text:style-name="T2">Heart</text:span><text:span text:style-name="T2"><text:line-break/></text:span><text:span text:style-name="T2">磚塊</text:span><text:span text:style-name="T2">13</text:span><text:span text:style-name="T2">張 </text:span><text:span text:style-name="T2">Dimand</text:span><text:span text:style-name="T2"><text:line-break/></text:span><text:span text:style-name="T2">梅花</text:span><text:span text:style-name="T2">13</text:span><text:span text:style-name="T2">張 </text:span><text:span text:style-name="T2">Club</text:span></text:p>
                  </text:list-item>
                  <text:list-item>
                    <text:p text:style-name="P5"><text:span text:style-name="T2">為簡化程式，我們只選 </text:span><text:span text:style-name="T2">2~9</text:span><text:span text:style-name="T2">點的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樸克牌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玩家的行為</text:span></text:p>
                <text:list>
                  <text:list-item>
                    <text:p text:style-name="P5"><text:span text:style-name="T2">將牌加入手中</text:span></text:p>
                  </text:list-item>
                  <text:list-item>
                    <text:p text:style-name="P5"><text:span text:style-name="T2">移除牌</text:span><text:span text:style-name="T2">(</text:span><text:span text:style-name="T2">交給對方</text:span><text:span text:style-name="T2">)</text:span></text:p>
                  </text:list-item>
                  <text:list-item>
                    <text:p text:style-name="P5"><text:span text:style-name="T2">傳回手中的牌數</text:span></text:p>
                  </text:list-item>
                  <text:list-item>
                    <text:p text:style-name="P5"><text:span text:style-name="T2">傳回姓名</text:span></text:p>
                  </text:list-item>
                </text:list>
              </text:list-item>
              <text:list-item>
                <text:p text:style-name="P5"><text:span text:style-name="T2"><text:s/></text:span><text:span text:style-name="T2">樸克牌的行為</text:span></text:p>
                <text:list>
                  <text:list-item>
                    <text:p text:style-name="P5"><text:span text:style-name="T2">發牌</text:span><text:span text:style-name="T2">(</text:span><text:span text:style-name="T2">隨機傳回一張牌</text:span><text:span text:style-name="T2">)</text:span></text:p>
                  </text:list-item>
                  <text:list-item>
                    <text:p text:style-name="P5"><text:span text:style-name="T2">比較兩牌的大小</text:span><text:span text:style-name="T2">(</text:span><text:span text:style-name="T2">同點數則比花色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樸克牌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工作分析</text:span></text:p>
                <text:list>
                  <text:list-item>
                    <text:p text:style-name="P5"><text:span text:style-name="T2">製作類別玩家與類別樸克牌</text:span></text:p>
                  </text:list-item>
                  <text:list-item>
                    <text:p text:style-name="P5"><text:span text:style-name="T2">建立兩個玩家與一副樸克牌</text:span></text:p>
                  </text:list-item>
                  <text:list-item>
                    <text:p text:style-name="P5"><text:span text:style-name="T2">進入迴圈，直到整副牌用完</text:span><text:span text:style-name="T2">:</text:span></text:p>
                    <text:list>
                      <text:list-item>
                        <text:p text:style-name="P5"><text:span text:style-name="T2">各抽一張牌，放入手中</text:span></text:p>
                      </text:list-item>
                      <text:list-item>
                        <text:p text:style-name="P5"><text:span text:style-name="T2">比較大小，贏家將手中牌轉到輸家手中</text:span></text:p>
                      </text:list-item>
                    </text:list>
                  </text:list-item>
                  <text:list-item>
                    <text:p text:style-name="P5"><text:span text:style-name="T2">比較兩人手中的牌數，決定勝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程式範例</text:span><text:span text:style-name="T1">:</text:span><text:span text:style-name="T1">樸克牌遊戲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定義玩家類別 <text:s text:c="2"/></text:span><text:span text:style-name="T2">#</text:span><text:span text:style-name="T2">程式 </text:span><text:span text:style-name="T2">33.1, 33.2</text:span></text:p>
              </text:list-item>
              <text:list-item>
                <text:p text:style-name="P4"><text:span text:style-name="T2"><text:s/></text:span><text:span text:style-name="T2">定義樸克牌類別 <text:s text:c="2"/></text:span><text:span text:style-name="T2">#</text:span><text:span text:style-name="T2">程式</text:span><text:span text:style-name="T2">33.4</text:span></text:p>
              </text:list-item>
              <text:list-item>
                <text:p text:style-name="P4"><text:span text:style-name="T2"><text:s/></text:span><text:span text:style-name="T2">建立玩家與樸克牌 <text:s/></text:span><text:span text:style-name="T2"># </text:span><text:span text:style-name="T2">程式 </text:span><text:span text:style-name="T2">33.5</text:span></text:p>
              </text:list-item>
              <text:list-item>
                <text:p text:style-name="P4"><text:span text:style-name="T2"><text:s/></text:span><text:span text:style-name="T2">進入迴圈 <text:s/></text:span><text:span text:style-name="T2"># </text:span><text:span text:style-name="T2">程式 <text:s/></text:span><text:span text:style-name="T2">33.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_20_1" presentation:presentation-page-layout-name="AL2T11">
        <draw:frame draw:name="標題 1" presentation:style-name="pr4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1">作業</text:span><text:span text:style-name="T1">: </text:span><text:span text:style-name="T1">將此遊戲進化為完整樸克牌</text:span></text:p>
          </draw:text-box>
        </draw:frame>
        <draw:frame draw:name="內容版面配置區 2" presentation:style-name="pr5" draw:text-style-name="P2" draw:layer="layout" svg:width="22.859cm" svg:height="13.715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2">將樸克牌還原為</text:span><text:span text:style-name="T2">13</text:span><text:span text:style-name="T2">張。</text:span></text:p>
                <text:list>
                  <text:list-item>
                    <text:p text:style-name="P5"><text:span text:style-name="T2">可考慮把牌表示成如 </text:span><text:span text:style-name="T2">'H13'</text:span><text:span text:style-name="T2">。</text:span><text:span text:style-name="T2">(</text:span><text:span text:style-name="T2">代表紅心</text:span><text:span text:style-name="T2">K)</text:span><text:span text:style-name="T2"><text:line-break/></text:span><text:span text:style-name="T2">花色放前面，容易分離出來。</text:span></text:p>
                  </text:list-item>
                  <text:list-item>
                    <text:p text:style-name="P5"><text:span text:style-name="T2">也可以考慮表示成 </text:span><text:span text:style-name="T2">('C',7)</text:span><text:span text:style-name="T2">。</text:span><text:span text:style-name="T2">(</text:span><text:span text:style-name="T2">代表梅花</text:span><text:span text:style-name="T2">7)</text:span><text:span text:style-name="T2"><text:line-break/></text:span><text:span text:style-name="T2">花色與點數分開，存入 </text:span><text:span text:style-name="T2">tuple</text:span><text:span text:style-name="T2">。</text:span></text:p>
                  </text:list-item>
                  <text:list-item>
                    <text:p text:style-name="P5"><text:span text:style-name="T2">或者你有更好的想法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14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Gill Sans MT'" fo:font-size="26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zh" style:country-asian="TW" style:font-style-asian="normal" style:font-weight-asian="normal" style:font-family-complex="Mangal" style:font-family-generic-complex="system" style:font-pitch-complex="variable" style:font-size-complex="26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Gill Sans MT'" fo:font-size="26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zh" style:country-asian="TW" style:font-style-asian="normal" style:font-weight-asian="normal" style:font-family-complex="Mangal" style:font-family-generic-complex="system" style:font-pitch-complex="variable" style:font-size-complex="26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3" svg:stroke-width="0.026cm" svg:stroke-color="#9fb8cd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9fb8c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fill="solid" draw:fill-color="#727ca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9fb8c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464653" style:text-line-through-style="none" fo:font-family="'Gill Sans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2</text:page-number></text:span></text:p>
        </draw:text-box>
      </draw:frame>
    </style:handout-master>
    <style:master-page style:name="預設" style:page-layout-name="PM1" draw:style-name="Mdp1">
      <draw:line draw:name="直線接點 27" draw:style-name="Mgr3" draw:text-style-name="MP3" draw:layer="backgroundobjects" svg:x1="1.27cm" svg:y1="17.647cm" svg:x2="24.13cm" svg:y2="17.647cm">
        <text:p/>
      </draw:line>
      <draw:line draw:name="直線接點 28" draw:style-name="Mgr3" draw:text-style-name="MP3" draw:layer="backgroundobjects" svg:x1="1.27cm" svg:y1="3.175cm" svg:x2="24.13cm" svg:y2="3.175cm">
        <text:p/>
      </draw:line>
      <draw:custom-shape draw:name="等腰三角形 9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標題 7" presentation:style-name="Mpr1" draw:text-style-name="MP4" draw:layer="backgroundobjects" svg:width="19.049cm" svg:height="2.751cm" svg:x="3.387cm" svg:y="10.795cm" presentation:class="title" presentation:user-transformed="true">
        <draw:text-box>
          <text:p text:style-name="MP5"><text:span text:style-name="MT2">請按一下滑鼠，編輯標題文的格式。按一下以編輯母片標題樣式</text:span></text:p>
        </draw:text-box>
      </draw:frame>
      <draw:frame draw:name="日期版面配置區 27" presentation:style-name="Mpr2" draw:text-style-name="MP7" draw:layer="backgroundobjects" svg:width="6.349cm" svg:height="1.015cm" svg:x="17.78cm" svg:y="17.653cm" presentation:class="date-time" presentation:user-transformed="true">
        <draw:text-box>
          <text:p text:style-name="MP6"><text:span text:style-name="MT3"><text:date style:data-style-name="D1" text:date-value="2019-08-10">8/10/19</text:date></text:span></text:p>
        </draw:text-box>
      </draw:frame>
      <draw:frame draw:name="頁尾版面配置區 16" presentation:style-name="Mpr2" draw:text-style-name="MP8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投影片編號版面配置區 28" presentation:style-name="Mpr2" draw:text-style-name="MP9" draw:layer="backgroundobjects" svg:width="3.386cm" svg:height="1.015cm" svg:x="3.378cm" svg:y="17.653cm" presentation:class="page-number" presentation:user-transformed="true">
        <draw:text-box>
          <text:p text:style-name="MP6"><text:span text:style-name="MT4"><text:page-number>22</text:page-number></text:span></text:p>
        </draw:text-box>
      </draw:frame>
      <draw:custom-shape draw:name="矩形 20" draw:style-name="Mgr5" draw:text-style-name="MP4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矩形 32" draw:style-name="Mgr6" draw:text-style-name="MP4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矩形 21" draw:style-name="Mgr7" draw:text-style-name="MP4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矩形 31" draw:style-name="Mgr8" draw:text-style-name="MP4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line draw:name="直線接點 27" draw:style-name="Mgr3" draw:text-style-name="MP3" draw:layer="backgroundobjects" svg:x1="1.27cm" svg:y1="17.647cm" svg:x2="24.13cm" svg:y2="17.647cm">
        <text:p/>
      </draw:line>
      <draw:line draw:name="直線接點 28" draw:style-name="Mgr3" draw:text-style-name="MP3" draw:layer="backgroundobjects" svg:x1="1.27cm" svg:y1="3.175cm" svg:x2="24.13cm" svg:y2="3.175cm">
        <text:p/>
      </draw:line>
      <draw:custom-shape draw:name="等腰三角形 9" draw:style-name="Mgr4" draw:text-style-name="MP4" draw:layer="backgroundobjects" svg:width="0.529cm" svg:height="0.333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標題 1" presentation:style-name="Mpr5" draw:text-style-name="MP4" draw:layer="backgroundobjects" svg:width="22.859cm" svg:height="2.751cm" svg:x="1.27cm" svg:y="0.423cm" presentation:class="title" presentation:user-transformed="true">
        <draw:text-box>
          <text:p text:style-name="MP5"><text:span text:style-name="MT2">請按一下滑鼠，編輯標題文的格式。按一下以編輯母片標題樣式</text:span></text:p>
        </draw:text-box>
      </draw:frame>
      <draw:frame draw:name="日期版面配置區 3" presentation:style-name="Mpr6" draw:text-style-name="MP7" draw:layer="backgroundobjects" svg:width="6.357cm" svg:height="1.015cm" svg:x="17.78cm" svg:y="17.657cm" presentation:class="date-time" presentation:user-transformed="true">
        <draw:text-box>
          <text:p text:style-name="MP6"><text:span text:style-name="MT4"><text:date style:data-style-name="D1" text:date-value="2019-08-10">8/10/19</text:date></text:span></text:p>
        </draw:text-box>
      </draw:frame>
      <draw:frame draw:name="頁尾版面配置區 4" presentation:style-name="Mpr6" draw:text-style-name="MP8" draw:layer="backgroundobjects" svg:width="9.736cm" svg:height="1.015cm" svg:x="8.052cm" svg:y="17.657cm" presentation:class="footer" presentation:user-transformed="true">
        <draw:text-box>
          <text:p/>
        </draw:text-box>
      </draw:frame>
      <draw:frame draw:name="投影片編號版面配置區 5" presentation:style-name="Mpr6" draw:text-style-name="MP9" draw:layer="backgroundobjects" svg:width="5.502cm" svg:height="1.015cm" svg:x="1.702cm" svg:y="17.657cm" presentation:class="page-number" presentation:user-transformed="true">
        <draw:text-box>
          <text:p text:style-name="MP6"><text:span text:style-name="MT4"><text:page-number>22</text:page-number></text:span></text:p>
        </draw:text-box>
      </draw:frame>
      <draw:frame draw:name="內容版面配置區 7" presentation:style-name="Mpr7" draw:text-style-name="MP4" draw:layer="backgroundobjects" svg:width="22.859cm" svg:height="13.715cm" svg:x="1.27cm" svg:y="3.387cm" presentation:class="outline" presentation:user-transformed="true">
        <draw:text-box>
          <text:list text:style-name="ML3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九個大綱層次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date>2019-08-10T13:03:20.28</dc:date>
    <dc:creator>michael lyuee</dc:creator>
    <meta:editing-duration>PT3H35M20S</meta:editing-duration>
    <meta:editing-cycles>4</meta:editing-cycles>
    <meta:document-statistic meta:object-count="130"/>
  </office:meta>
</office:document-meta>
</file>